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1c1ad4" officeooo:paragraph-rsid="001c1ad4"/>
    </style:style>
    <style:style style:name="P14" style:family="paragraph" style:parent-style-name="Text_20_body">
      <style:paragraph-properties fo:text-align="start" style:justify-single-word="false"/>
      <style:text-properties style:font-name="Courier 10 Pitch" officeooo:paragraph-rsid="00336208" fo:background-color="#ffff00"/>
    </style:style>
    <style:style style:name="P15" style:family="paragraph" style:parent-style-name="Text_20_body">
      <style:text-properties style:font-name="Courier 10 Pitch" style:text-underline-style="solid" style:text-underline-width="auto" style:text-underline-color="font-color"/>
    </style:style>
    <style:style style:name="P16"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8" style:family="paragraph" style:parent-style-name="Text_20_body">
      <style:paragraph-properties fo:text-align="justify" style:justify-single-word="false"/>
      <style:text-properties style:font-name="Courier 10 Pitch"/>
    </style:style>
    <style:style style:name="P19" style:family="paragraph" style:parent-style-name="Text_20_body">
      <style:paragraph-properties fo:text-align="justify" style:justify-single-word="false"/>
      <style:text-properties style:font-name="Courier 10 Pitch" officeooo:paragraph-rsid="0045271c"/>
    </style:style>
    <style:style style:name="P20" style:family="paragraph" style:parent-style-name="Text_20_body">
      <style:paragraph-properties fo:text-align="justify" style:justify-single-word="false"/>
      <style:text-properties style:font-name="Courier 10 Pitch" officeooo:paragraph-rsid="00259153"/>
    </style:style>
    <style:style style:name="P21" style:family="paragraph" style:parent-style-name="Text_20_body">
      <style:paragraph-properties fo:text-align="justify" style:justify-single-word="false"/>
      <style:text-properties style:font-name="Courier 10 Pitch" officeooo:paragraph-rsid="0054776a"/>
    </style:style>
    <style:style style:name="P22" style:family="paragraph" style:parent-style-name="Text_20_body">
      <style:text-properties style:font-name="Courier 10 Pitch" officeooo:paragraph-rsid="00498a1e"/>
    </style:style>
    <style:style style:name="P23"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24" style:family="paragraph" style:parent-style-name="Text_20_body">
      <style:text-properties style:font-name="Courier 10 Pitch" officeooo:rsid="003d268b" officeooo:paragraph-rsid="003d268b"/>
    </style:style>
    <style:style style:name="P25" style:family="paragraph" style:parent-style-name="Text_20_body">
      <style:paragraph-properties fo:text-align="justify" style:justify-single-word="false"/>
      <style:text-properties style:font-name="Courier 10 Pitch" officeooo:rsid="00421d54" officeooo:paragraph-rsid="00421d54"/>
    </style:style>
    <style:style style:name="P26" style:family="paragraph" style:parent-style-name="Text_20_body">
      <style:paragraph-properties fo:text-align="justify" style:justify-single-word="false"/>
      <style:text-properties style:font-name="Courier 10 Pitch" officeooo:rsid="00230c1d" officeooo:paragraph-rsid="0054776a"/>
    </style:style>
    <style:style style:name="P27" style:family="paragraph" style:parent-style-name="Text_20_body">
      <style:text-properties style:font-name="Courier 10 Pitch" officeooo:rsid="00576c05" officeooo:paragraph-rsid="00576c05"/>
    </style:style>
    <style:style style:name="P28" style:family="paragraph" style:parent-style-name="Text_20_body">
      <style:paragraph-properties fo:text-align="justify" style:justify-single-word="false"/>
      <style:text-properties style:font-name="Courier 10 Pitch" officeooo:rsid="00368934" officeooo:paragraph-rsid="0045271c" fo:background-color="transparent"/>
    </style:style>
    <style:style style:name="P29" style:family="paragraph" style:parent-style-name="Text_20_body">
      <style:text-properties style:font-name="Courier 10 Pitch" officeooo:rsid="003ab74c" officeooo:paragraph-rsid="003ab74c"/>
    </style:style>
    <style:style style:name="P30" style:family="paragraph" style:parent-style-name="Text_20_body">
      <style:text-properties officeooo:rsid="00269a2e" officeooo:paragraph-rsid="00269a2e" fo:background-color="#ffff00"/>
    </style:style>
    <style:style style:name="P31" style:family="paragraph" style:parent-style-name="Text_20_body">
      <style:text-properties fo:color="#ffffff" style:font-name="Courier 10 Pitch" officeooo:rsid="001c1ad4" officeooo:paragraph-rsid="001c1ad4" fo:background-color="#800080"/>
    </style:style>
    <style:style style:name="P32" style:family="paragraph" style:parent-style-name="Text_20_body">
      <style:paragraph-properties fo:text-align="center" style:justify-single-word="false"/>
      <style:text-properties fo:color="#ffffff" style:font-name="Courier 10 Pitch" officeooo:paragraph-rsid="00259153" fo:background-color="#800080"/>
    </style:style>
    <style:style style:name="P33" style:family="paragraph" style:parent-style-name="Text_20_body">
      <style:text-properties officeooo:paragraph-rsid="0045271c"/>
    </style:style>
    <style:style style:name="P34" style:family="paragraph" style:parent-style-name="Text_20_body">
      <style:paragraph-properties fo:text-align="justify" style:justify-single-word="false"/>
      <style:text-properties officeooo:paragraph-rsid="0045271c"/>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dfa4f"/>
    </style:style>
    <style:style style:name="T15" style:family="text">
      <style:text-properties officeooo:rsid="003f3e03"/>
    </style:style>
    <style:style style:name="T16" style:family="text">
      <style:text-properties officeooo:rsid="00400af0"/>
    </style:style>
    <style:style style:name="T17" style:family="text">
      <style:text-properties style:font-name="Courier 10 Pitch"/>
    </style:style>
    <style:style style:name="T18" style:family="text">
      <style:text-properties style:font-name="Courier 10 Pitch" fo:font-size="12pt" fo:font-weight="normal" officeooo:rsid="0040cc6e" style:font-size-asian="12pt" style:font-weight-asian="normal" style:font-size-complex="12pt" style:font-weight-complex="normal"/>
    </style:style>
    <style:style style:name="T19" style:family="text">
      <style:text-properties style:font-name="Courier 10 Pitch" fo:font-size="12pt" fo:font-weight="normal" officeooo:rsid="0024a213" style:font-size-asian="12pt" style:font-weight-asian="normal" style:font-size-complex="12pt" style:font-weight-complex="normal"/>
    </style:style>
    <style:style style:name="T20" style:family="text">
      <style:text-properties style:font-name="Courier 10 Pitch" fo:font-size="12pt" fo:font-weight="normal" officeooo:rsid="0029d7c7" style:font-size-asian="12pt" style:font-weight-asian="normal" style:font-size-complex="12pt" style:font-weight-complex="normal"/>
    </style:style>
    <style:style style:name="T21" style:family="text">
      <style:text-properties style:font-name="Courier 10 Pitch" style:text-underline-style="solid" style:text-underline-width="auto" style:text-underline-color="font-color"/>
    </style:style>
    <style:style style:name="T22" style:family="text">
      <style:text-properties officeooo:rsid="00368934" fo:background-color="transparent"/>
    </style:style>
    <style:style style:name="T23" style:family="text">
      <style:text-properties officeooo:rsid="00375c1f" fo:background-color="transparent"/>
    </style:style>
    <style:style style:name="T24" style:family="text">
      <style:text-properties officeooo:rsid="00368f3e" fo:background-color="transparent"/>
    </style:style>
    <style:style style:name="T25" style:family="text">
      <style:text-properties officeooo:rsid="004688ed"/>
    </style:style>
    <style:style style:name="T26" style:family="text">
      <style:text-properties officeooo:rsid="00498a1e"/>
    </style:style>
    <style:style style:name="T27" style:family="text">
      <style:text-properties officeooo:rsid="004b09aa"/>
    </style:style>
    <style:style style:name="T28" style:family="text">
      <style:text-properties officeooo:rsid="004c1cc8"/>
    </style:style>
    <style:style style:name="T29" style:family="text">
      <style:text-properties officeooo:rsid="004cd12f"/>
    </style:style>
    <style:style style:name="T30" style:family="text">
      <style:text-properties officeooo:rsid="004e42a3"/>
    </style:style>
    <style:style style:name="T31" style:family="text">
      <style:text-properties officeooo:rsid="004f986a"/>
    </style:style>
    <style:style style:name="T32" style:family="text">
      <style:text-properties officeooo:rsid="00511118"/>
    </style:style>
    <style:style style:name="T33" style:family="text">
      <style:text-properties officeooo:rsid="00576c05"/>
    </style:style>
    <style:style style:name="T34" style:family="text">
      <style:text-properties officeooo:rsid="005c27ad"/>
    </style:style>
    <style:style style:name="T35" style:family="text">
      <style:text-properties officeooo:rsid="005e1c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2"/>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5"><text:a xlink:type="simple" xlink:href="#__RefHeading__210_725586611" text:style-name="Index_20_Link" text:visited-style-name="Index_20_Link">Utilisation<text:tab/>1</text:a></text:p>
          <text:p text:style-name="P35"><text:a xlink:type="simple" xlink:href="#__RefHeading__212_725586611" text:style-name="Index_20_Link" text:visited-style-name="Index_20_Link">Fonctionnalités du programme<text:tab/>3</text:a></text:p>
          <text:p text:style-name="P35"><text:a xlink:type="simple" xlink:href="#__RefHeading__214_725586611" text:style-name="Index_20_Link" text:visited-style-name="Index_20_Link">Choix d'implémentation<text:tab/>4</text:a></text:p>
          <text:p text:style-name="P35"><text:a xlink:type="simple" xlink:href="#__RefHeading__216_725586611" text:style-name="Index_20_Link" text:visited-style-name="Index_20_Link">Répartition du travail<text:tab/>4</text:a></text:p>
          <text:p text:style-name="P35"><text:a xlink:type="simple" xlink:href="#__RefHeading__218_725586611" text:style-name="Index_20_Link" text:visited-style-name="Index_20_Link">Démarche<text:tab/>4</text:a></text:p>
          <text:p text:style-name="P35"><text:a xlink:type="simple" xlink:href="#__RefHeading__420_2109789138" text:style-name="Index_20_Link" text:visited-style-name="Index_20_Link">Annexe<text:tab/>5</text:a></text:p>
          <text:p text:style-name="P36"><text:a xlink:type="simple" xlink:href="#__RefHeading__410_2109789138" text:style-name="Index_20_Link" text:visited-style-name="Index_20_Link">Pseudo-code de netanalyser<text:tab/>5</text:a></text:p>
        </text:index-body>
      </text:table-of-content>
      <text:p text:style-name="P14">/!\ PAS OUBLIER DE METTRE A JOUR LA TABLE DES MATIERES AVANT D'EXPORTER EN PDF /!\</text:p>
      <text:h text:style-name="P37" text:outline-level="1">Fonctionnalités du programme</text:h>
      <text:p text:style-name="P33"/>
      <text:p text:style-name="P19"><text:span text:style-name="T8">Fonction ping</text:span> :</text:p>
      <text:p text:style-name="P19"><text:span text:style-name="T22">- Envoi d'un message ICMP de type ECHO_REQUEST au domaine/adresse </text:span><text:span text:style-name="T23">(avec <text:s/>options éventuelles) </text:span><text:span text:style-name="T22">spécifié lors de l'exécution, afin de tester la disponibilité du destinataire.<text:line-break/>- Attente </text:span><text:span text:style-name="T24">en retour </text:span><text:span text:style-name="T22">du message ICMP de type ECHO_REPLY de la part du destinataire.</text:span></text:p>
      <text:p text:style-name="P19"><text:span text:style-name="T8">Fonction traceroute</text:span> :</text:p>
      <text:p text:style-name="P28">- Découverte de la route empruntée (avec options éventuelles) entre la machine locale et l'hôte distant selon divers protocoles.</text:p>
      <text:p text:style-name="P34"><text:span text:style-name="T21">Fonction Reverse DNS</text:span><text:span text:style-name="T17"> :</text:span></text:p>
      <text:p text:style-name="P34"><text:span text:style-name="T18">- </text:span><text:span text:style-name="T19">permet la résolution d'un nom de domaine à partir de l'adresse IP passée en paramètre lors de l'exécution du programme, grâce au DNS </text:span><text:span text:style-name="T18">(</text:span><text:span text:style-name="T20">fonction « GetHostNameFromIP » localisée dans common.c</text:span><text:span text:style-name="T18">)</text:span></text:p>
      <text:h text:style-name="P37" text:outline-level="1"><text:soft-page-break/>Utilisation</text:h>
      <text:p text:style-name="P5"/>
      <text:p text:style-name="P10">Afin d'utiliser le programme, il suffit d<text:span text:style-name="T13">e renseigner</text:span> sur la ligne de commande :</text:p>
      <text:p text:style-name="P32"><text:span text:style-name="T25">$ </text:span>./netanalyser &lt;nom_de_domaine&gt; <text:span text:style-name="T16">[OPTIONS]</text:span></text:p>
      <text:p text:style-name="P11"/>
      <text:p text:style-name="P16">Les options d'exécution <text:span text:style-name="T15">du programme principal (netanalyser) sont les options de ping ET de traceroute.</text:span></text:p>
      <text:p text:style-name="P23">La seule option propre à netanalyser est l'activation du log, grâce à -l (ou –log).</text:p>
      <text:p text:style-name="P17"><text:span text:style-name="T10">Les lettres des options ont été reprises des programmes traceroute et ping originaux, afin de simplifier l'adaptation et l'utilisation. </text:span><text:span text:style-name="T11">Certaines options ont été ajoutées.</text:span></text:p>
      <text:p text:style-name="P20"/>
      <text:p text:style-name="P11"/>
      <text:p text:style-name="P11"/>
      <text:p text:style-name="P12"><text:span text:style-name="T8">Les options d'exécution (ping) sont</text:span> :</text:p>
      <text:p text:style-name="P12">-i|--frequency</text:p>
      <text:p text:style-name="P10">argument : int &gt;0</text:p>
      <text:p text:style-name="P29">(intervalle de temps entre l'envoi de chaque sonde)</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24">(temps d'attente maximal de réception d'une réponse)</text:p>
      <text:p text:style-name="P10"/>
      <text:p text:style-name="P12">-A|--<text:span text:style-name="T29">A</text:span>ttempts</text:p>
      <text:p text:style-name="P10">argument : int &gt;<text:span text:style-name="T32">=0</text:span></text:p>
      <text:p text:style-name="P12">(nombre de tentatives <text:span text:style-name="T30">à réitérer </text:span>en cas d'erreur)</text:p>
      <text:p text:style-name="P12"/>
      <text:p text:style-name="P12">-d|--threshold</text:p>
      <text:p text:style-name="P10">argument : int &gt;0</text:p>
      <text:p text:style-name="P12">(<text:span text:style-name="T14">seuil de variation des délais en pourcentage)</text:span></text:p>
      <text:p text:style-name="P10"><text:soft-page-break/></text:p>
      <text:p text:style-name="P10"/>
      <text:p text:style-name="P15">Les options d'exécution <text:span text:style-name="T3">(traceroute) </text:span>sont<text:span text:style-name="T9"> :</text:span></text:p>
      <text:p text:style-name="P22"><text:span text:style-name="T26">-I | -U | -T</text:span> <text:line-break/>(protocole à utiliser pour l'envoi d'une sonde, <text:span text:style-name="T26">respectivement icmp, udp et tcp - seul le dernier est pris en compte</text:span>)</text:p>
      <text:p text:style-name="P5"/>
      <text:p text:style-name="P5">-m|--max<text:span text:style-name="T27">-</text:span>ttl </text:p>
      <text:p text:style-name="P5">argument : int &gt;0</text:p>
      <text:p text:style-name="P5">(valeur du TTL maximum de la sonde)</text:p>
      <text:p text:style-name="P5"/>
      <text:p text:style-name="P5">-<text:span text:style-name="T27">f</text:span>|--<text:span text:style-name="T27">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28">r</text:span></text:p>
      <text:p text:style-name="P5">argument : int &gt;0</text:p>
      <text:p text:style-name="P5">(valeur du timeout lors de l'envoi d'une sonde)</text:p>
      <text:p text:style-name="P5"/>
      <text:p text:style-name="P5">-s|--send-time<text:span text:style-name="T28">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29">s</text:span> </text:p>
      <text:p text:style-name="P5">argument : int &gt;0</text:p>
      <text:p text:style-name="P5">(nombre de tentatives <text:span text:style-name="T31">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31">$ make main_traceroute &amp;&amp; ./traceroute &lt;domain&gt;</text:p>
      <text:p text:style-name="P31">$ make main_ping &amp;&amp; ./ping &lt;domain&gt;</text:p>
      <text:p text:style-name="P13">- mais également de compiler le programme netanalyser qui se sert des fonctions de traceroute et ping en même temps :</text:p>
      <text:p text:style-name="P31">$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text:p>
      <text:p text:style-name="P5"/>
      <text:p text:style-name="P5"><text:span text:style-name="T8">Timothée</text:span> : traceroute ICMP&amp;UDP, Reverse DNS</text:p>
      <text:p text:style-name="P5"/>
      <text:p text:style-name="Text_20_body"><text:span text:style-name="T21">Thomas</text:span><text:span text:style-name="T17"> : traceroute 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25">Travail effectué en groupe dans les salles de TP à l'UFR, afin de pouvoir s'organiser ou s'entraider. Beaucoup de développement à la <text:s/>maison également.</text:p>
      <text:p text:style-name="P25">Difficultés rencontrées :</text:p>
      <text:p text:style-name="P25">- Comprendre le poids de chaque fonction ou paramètre dans le fonctionnement global du programme à développer (cad : m'y retrouver dans la multitude de fonctions à disposition, et dans les innombrables options possibles à fournir à celles-ci)</text:p>
      <text:p text:style-name="P25">- Assimiler le principe d'envoi et de réception (ouverture de sockets, formation de paquets, réception et traitement des données reçues, fermeture des sockets, différence selon les protocoles utilisés, RAW or not RAW, AF_INET ou PF_INET...)</text:p>
      <text:p text:style-name="P5"/>
      <text:p text:style-name="P5"><text:span text:style-name="T8">Thomas</text:span> :<text:line-break/><text:span text:style-name="T33">Nous avons décidés d'utiliser GIT afin de partir avec une bonne organisation. Ce choix fut très bénéfique lors de conflits, or lorsque l'on testait deux solutions à un problème (par exemple lors de la création de la sonde UDP pour le traceroute), chacun avait sa propre branche « experimentale ».</text:span></text:p>
      <text:p text:style-name="P27">L<text:span text:style-name="T34">a principale difficulté que j'ai rencontré est le fait qu'un traceroute en TCP est très different qu'avec d'autres sondes. J'ai du me renseigner avant de comprendre que ma premiere méthode intuitive était mauvaise.</text:span></text:p>
      <text:p text:style-name="P5"/>
      <text:p text:style-name="P21"><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26">Difficultés rencontrées :</text:p>
      <text:p text:style-name="P18">- <text:span text:style-name="T6">développement réseau : étant de profil développeur d'applications, j'ai dû me « mettre dans le bain » (lire les fonctionnements, documentations, etc. ) pour pouvoir avancer<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span></text:p>
      <text:p text:style-name="P18">- <text:span text:style-name="T7">Git : n'ayant utilisé auparavant que des logiciels de gestion de versions </text:span><text:span text:style-name="T35">comme</text:span><text:span text:style-name="T7"> Tortoise SVN, bien que les fonctionnements restent les mêmes, j'ai dû apprendre et m'habituer aux commandes git</text:span></text:p>
      <text:h text:style-name="Heading_20_1" text:outline-level="1"><text:bookmark-start text:name="__RefHeading__420_2109789138"/><text:soft-page-break/>Annexe<text:bookmark-end text:name="__RefHeading__420_2109789138"/></text:h>
      <text:p text:style-name="P30">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22:59:13</dc:date>
    <meta:editing-duration>PT5H37M45S</meta:editing-duration>
    <meta:editing-cycles>74</meta:editing-cycles>
    <meta:generator>LibreOffice/4.0.2.2$Linux_X86_64 LibreOffice_project/400m0$Build-2</meta:generator>
    <meta:document-statistic meta:table-count="0" meta:image-count="0" meta:object-count="0" meta:page-count="6" meta:paragraph-count="129" meta:word-count="1023" meta:character-count="6263" meta:non-whitespace-character-count="5228"/>
  </office:meta>
</office:document-meta>
</file>